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loext:contextual-spacing="false" fo:line-height="100%" fo:text-align="center" style:justify-single-word="false" style:page-number="1"/>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stament 4</text:span></text:p>
      <text:p text:style-name="P2"><text:span text:style-name="T1"><text:s/></text:span></text:p>
      <text:p text:style-name="P2">Ich, <text:span text:style-name="T2">Name, Geburtsdatum, wohnhaft in Wohnadresse</text:span>, verfüge mit meinem letzten Willen folgendes:</text:p>
      <text:p text:style-name="P2">Meine Ehefrau, <text:span text:style-name="T2">Name, Geburtsdatum, Wohnadresse</text:span> setze ich als Alleinerbin ein.</text:p>
      <text:p text:style-name="P2">Hiermit reduziere ich den Pflichtteil meines Sohnes, <text:span text:style-name="T2">Name, Geburtsdatum</text:span>, näheres nicht bekannt, um die Hälfte. Gleiches gilt für seine Abkömmlinge. Ich habe seit 20 Jahren keinen Kontakt zu meinem Sohn, habe diesen jedoch nie gemieden oder einen berechtigten Anlass für den fehlenden Kontakt verursacht.</text:p>
      <text:p text:style-name="P2">Meine Tochter, <text:span text:style-name="T2">Name, Geburtsdatum</text:span> enterbe ich, da sie eine gerichtlich strafbare Handlung gegen mich begangen hat. Gleiches gilt für ihre Abkömmlinge.</text:p>
      <text:p text:style-name="P2">Meinem besten Freund, <text:span text:style-name="T2">Name, Geburtsdatum</text:span> vermache ich meinen gesamten Schmuck, der sich in meinem Haus in <text:span text:style-name="T2">Wohnadresse</text:span> befindet. Mein Schmuck liegt immer in einer Schatulle im Schlafzimmer.</text:p>
      <text:p text:style-name="P2">Sollte eine der in diesem Testament enthaltenen Anordnungen unwirksam sein, so behalten trotzdem alle anderen Anordnungen ihre Wirksamkeit.</text:p>
      <text:p text:style-name="P2">Dies habe ich eigenhändig geschrieben und unterschrieben.</text:p>
      <text:p text:style-name="P2">Unterschrift<text:line-break/>Ort, Datum</text:p>
      <text:p text:style-name="P2"/>
      <text:p text:style-name="Standard">Als ersuchter Testamentszeuge</text:p>
      <text:p text:style-name="Standard">Name, Geburtsdatum</text:p>
      <text:p text:style-name="Standard">Wohnadresse</text:p>
      <text:p text:style-name="Standard">Unterschrift</text:p>
      <text:p text:style-name="Standard"/>
      <text:p text:style-name="Standard"/>
      <text:p text:style-name="Standard">Als ersuchter Testamentszeuge</text:p>
      <text:p text:style-name="Standard">Name, Geburtsdatum</text:p>
      <text:p text:style-name="Standard">Wohnadresse</text:p>
      <text:p text:style-name="Standard">Unterschrift</text:p>
      <text:p text:style-name="Standard"/>
      <text:p text:style-name="Standard"/>
      <text:p text:style-name="Standard">Als ersuchter Testamentszeuge</text:p>
      <text:p text:style-name="Standard">Name, Geburtsdatum</text:p>
      <text:p text:style-name="Standard"><text:soft-page-break/>Wohnadresse</text:p>
      <text:p text:style-name="Standard">Unterschrift</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835in" loext:contextual-spacing="false" fo:line-height="100%" fo:text-align="justify" style:justify-single-word="false" fo:keep-together="always"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text-align="justify" style:justify-single-word="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Times New Roman" fo:font-family="'Times New Roman'" style:font-family-generic="roman" style:font-pitch="variable" fo:font-size="26pt"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5902in" fo:margin-right="0.5902in" fo:background-color="#ffffff"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165" meta:character-count="1253" meta:non-whitespace-character-count="1108"/>
    <meta:generator>LibreOfficeDev/6.0.5.2$Linux_X86_64 LibreOffice_project/</meta:generator>
  </office:meta>
</office:document-meta>
</file>